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0.5pt" style:font-size-asian="10.5pt" style:font-size-complex="10.5pt"/>
    </style:style>
    <style:style style:name="P2" style:family="paragraph" style:parent-style-name="Standard">
      <style:text-properties style:font-name="sans-serif" fo:font-size="10.5pt" officeooo:paragraph-rsid="001fa452" style:font-size-asian="10.5pt" style:font-size-complex="10.5pt"/>
    </style:style>
    <style:style style:name="P3" style:family="paragraph" style:parent-style-name="Standard">
      <style:text-properties style:font-name="sans-serif" fo:font-size="10.5pt" fo:font-weight="bold" style:font-size-asian="10.5pt" style:font-weight-asian="bold" style:font-size-complex="10.5pt" style:font-weight-complex="bold"/>
    </style:style>
    <style:style style:name="P4" style:family="paragraph" style:parent-style-name="Standard">
      <style:text-properties style:font-name="monospace" fo:font-size="10.5pt" style:font-size-asian="10.5pt" style:font-size-complex="10.5pt"/>
    </style:style>
    <style:style style:name="P5" style:family="paragraph" style:parent-style-name="Standard">
      <style:text-properties style:font-name="monospace" fo:font-size="10.5pt" officeooo:rsid="0022950e" officeooo:paragraph-rsid="0022950e" style:font-size-asian="10.5pt" style:font-size-complex="10.5pt"/>
    </style:style>
    <style:style style:name="P6" style:family="paragraph" style:parent-style-name="Standard">
      <style:text-properties style:font-name="monospace" fo:font-size="10.5pt" officeooo:rsid="0023609f" officeooo:paragraph-rsid="0023609f" style:font-size-asian="10.5pt" style:font-size-complex="10.5pt"/>
    </style:style>
    <style:style style:name="P7" style:family="paragraph" style:parent-style-name="Header">
      <style:text-properties fo:font-size="10.5pt" officeooo:rsid="0007b512" officeooo:paragraph-rsid="0016f0cd" style:font-size-asian="10.5pt" style:font-size-complex="10.5pt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fa452"/>
    </style:style>
    <style:style style:name="T3" style:family="text">
      <style:text-properties style:font-name="sans-serif" officeooo:rsid="0016f0cd"/>
    </style:style>
    <style:style style:name="T4" style:family="text">
      <style:text-properties style:font-name="sans-serif" fo:font-weight="bold" officeooo:rsid="001fa452" style:font-weight-asian="bold" style:font-weight-complex="bold"/>
    </style:style>
    <style:style style:name="T5" style:family="text">
      <style:text-properties style:font-name="sans-serif" fo:font-weight="bold" officeooo:rsid="001d6366" style:font-weight-asian="bold" style:font-weight-complex="bold"/>
    </style:style>
    <style:style style:name="T6" style:family="text">
      <style:text-properties style:font-name="sans-serif" fo:font-weight="bold" officeooo:rsid="0016f0cd" style:font-weight-asian="bold" style:font-weight-complex="bold"/>
    </style:style>
    <style:style style:name="T7" style:family="text">
      <style:text-properties style:font-name="sans-serif" fo:font-weight="normal" officeooo:rsid="0016f0cd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f0cd" style:font-weight-asian="bold" style:font-weight-complex="bold"/>
    </style:style>
    <style:style style:name="T10" style:family="text">
      <style:text-properties officeooo:rsid="001fa45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UT Info2 <text:span text:style-name="T8">201</text:span><text:span text:style-name="T9">6</text:span><text:span text:style-name="T8">/201</text:span><text:span text:style-name="T9">7</text:span></text:p>
      <text:p text:style-name="P7"><text:span text:style-name="T1">Date de rendu : </text:span><text:span text:style-name="T2">11</text:span><text:span text:style-name="T1"> / </text:span><text:span text:style-name="T2">1</text:span><text:span text:style-name="T3">0</text:span><text:span text:style-name="T1"> / 20</text:span><text:span text:style-name="T3">17</text:span></text:p>
      <text:p text:style-name="P7"><text:span text:style-name="T1">Groupe TD : </text:span><text:span text:style-name="T4">D</text:span><text:span text:style-name="T1"><text:tab/></text:span></text:p>
      <text:p text:style-name="P7"><text:span text:style-name="T7">Nom : </text:span><text:span text:style-name="T5">Lucas Détré – Arthur Guyader - </text:span><text:span text:style-name="T6">GICQUEL Antoine</text:span></text:p>
      <text:p text:style-name="P4"/>
      <text:p text:style-name="P3"><text:span text:style-name="T10">T</text:span>P5 : Entrées/sorties</text:p>
      <text:p text:style-name="P1"/>
      <text:p text:style-name="P1">L’objectif du TP est de réaliser des extraction d’information dans des chaînes de</text:p>
      <text:p text:style-name="P1">caractères. Ce travail est à réaliser en Java et sera réutilisé pour le dernier TP du</text:p>
      <text:p text:style-name="P1">module.</text:p>
      <text:p text:style-name="P1"/>
      <text:p text:style-name="P5">Code Complet :</text:p>
      <text:p text:style-name="P5"/>
      <text:p text:style-name="P5">import java.util.StringTokenizer;<text:line-break/><text:line-break/>public class Traitement {<text:line-break/>    <text:line-break/>    public static String[] tests = {<text:line-break/>            "send A 1",<text:line-break/>            "answer B 3",<text:line-break/>            "guest bob",<text:line-break/>            "return A",    <text:line-break/>            "close",        <text:line-break/>            "full",        <text:line-break/>            "quit"<text:line-break/>    };<text:line-break/><text:line-break/>    public static void main(String[] args) {<text:line-break/>        for (String ligne : tests) {<text:line-break/>            StringTokenizer st = new StringTokenizer(ligne);<text:line-break/>            while(st.hasMoreTokens()) {<text:line-break/>                String word = st.nextToken();<text:line-break/>                System.out.println(word);<text:line-break/>            }<text:line-break/>        }<text:line-break/>    }<text:line-break/>    <text:line-break/>}</text:p>
      <text:p text:style-name="P5"/>
      <text:p text:style-name="P6">————————————————————————————————————————————————————————————————————————————</text:p>
      <text:p text:style-name="P6"/>
      <text:p text:style-name="P5"/>
      <text:p text:style-name="P5">import java.util.regex.Matcher;<text:line-break/>import java.util.regex.Pattern;<text:line-break/><text:line-break/>public class Automate {<text:line-break/>    <text:line-break/>    public static String[] tests = {<text:line-break/>    "140824 07:09:30 alice: guest bob",<text:line-break/>    "140824 07:09:31 alice: guest grpA:bob",<text:line-break/>    "140824 07:09:32 alice: guest grpA:",<text:line-break/>    "140824 07:09:33 bob: welcome alice@10.0.0.1:8080",<text:line-break/>    "140824 07:09:34 alice: welcome bob@10.0.0.2:8081, chalie@10.0.0.1:8082",<text:line-break/>    "140824 07:09:35 alice: send 10.0.0.1:8080-A",<text:line-break/>    "140824 07:09:36 alice: answer 10.0.0.1:8082-C",<text:line-break/>    "140824 07:09:37 alice: reject 10.0.0.1:8080-A",<text:line-break/>    "140824 07:09:38 alice: close",<text:line-break/>    "140824 07:09:39 bob: full",<text:line-break/><text:soft-page-break/>    "140824 07:09:40 bob: done 10.0.0.2:8081-[ACD] 10.0.0.2:8082-[BD] 10.0.0.2:8083-F"<text:line-break/>    };<text:line-break/>    <text:line-break/>    public static String expressionCommande ="[a-z]*\\s+";<text:line-break/>    public static String expressionDate ="(\\d{6})\\s(\\d{2}):(\\d{2}):(\\d{2})\\s*(.+)\\s*";<text:line-break/>    public static String regxAdresseIp = "((\\d{1,3}).(\\d{1,3}).(\\d{1,3}).(\\d{1,3}):(\\d{1,5}))";<text:line-break/>    public static String regxAdressePort = "((-\\w)?|(-\\[\\w+\\])?)";<text:line-break/>    public static String regxAdresseFinal = "("+ regxAdresseIp + regxAdressePort + ",?\\s*)*";<text:line-break/>    public static String regxUtilisateur = "(((\\w)*)|((\\w)*:(\\w)*)|((\\w)*@"+regxAdresseFinal+"|"+regxAdresseFinal+")*)";<text:line-break/>    public static String expressionCorrect = expressionDate+expressionCommande+regxUtilisateur;<text:line-break/>    <text:line-break/>    <text:line-break/>    public static String[] commande = {<text:line-break/>            "guest",<text:line-break/>            "welcome",<text:line-break/>            "send",<text:line-break/>            "answer",<text:line-break/>            "reject",<text:line-break/>            "close",<text:line-break/>            "full",<text:line-break/>            "done"<text:line-break/>    };<text:line-break/>    <text:line-break/>    public static void main(String[] args) {<text:line-break/>        for(String ligne : tests) {<text:line-break/>            executerLigne(ligne);<text:line-break/>        }<text:line-break/>    }<text:line-break/>    <text:line-break/>    private static boolean isDate(String date) {<text:line-break/>        Pattern p = Pattern.compile(expressionDate);<text:line-break/>        Matcher m = p.matcher(date);<text:line-break/>        return m.matches();<text:line-break/>    }<text:line-break/>    <text:line-break/>    public static String recupererMethode (String ligne) {<text:line-break/>        String ret ="erreur";<text:line-break/>        Pattern p = Pattern.compile(expressionCorrect);<text:line-break/>        Matcher m = p.matcher(ligne);<text:line-break/>        boolean bol = m.matches();<text:line-break/>        boolean trouve = false;<text:line-break/>        <text:line-break/>        if(bol) {<text:line-break/>            for(int i=0;i&lt;commande.length &amp;&amp; !trouve;i++) {<text:line-break/>                if(ligne.contains(commande[i])) {<text:line-break/>                    ret = commande[i];<text:line-break/>                    trouve=true;<text:line-break/>                }<text:line-break/>            }            <text:line-break/>        }<text:line-break/>        return ret;<text:line-break/>    }<text:line-break/>    <text:line-break/><text:soft-page-break/>    public static void executerLigne(String ligne) {<text:line-break/>        String res = recupererMethode(ligne);<text:line-break/>        if(res.equals("guest")) {<text:line-break/>            guest();<text:line-break/>        }else if(res.equals("welcome")){<text:line-break/>            welcome();<text:line-break/>        }else if(res.equals("send")){<text:line-break/>            send();<text:line-break/>        }else if(res.equals("answer")){        <text:line-break/>            answer();<text:line-break/>        }else if(res.equals("reject")){<text:line-break/>            reject();<text:line-break/>        }else if(res.equals("close")){<text:line-break/>            close();<text:line-break/>        }else if(res.equals("full")){<text:line-break/>            full();<text:line-break/>        }else if(res.equals("done")){<text:line-break/>            done();<text:line-break/>        }<text:line-break/>    }<text:line-break/>    <text:line-break/>    public static void guest() {<text:line-break/>        System.out.println("guest");<text:line-break/>    }<text:line-break/>    <text:line-break/>    public static void welcome() {<text:line-break/>        System.out.println("welcome");<text:line-break/>    }<text:line-break/>    <text:line-break/>    public static void send() {<text:line-break/>        System.out.println("send");<text:line-break/>    }<text:line-break/>    <text:line-break/>    public static void answer() {<text:line-break/>        System.out.println("answer");<text:line-break/>    }<text:line-break/>    <text:line-break/>    public static void reject() {<text:line-break/>        System.out.println("reject");<text:line-break/>    }<text:line-break/>    <text:line-break/>    public static void close() {<text:line-break/>        System.out.println("close");<text:line-break/>    }<text:line-break/>    <text:line-break/>    public static void full() {<text:line-break/>        System.out.println("full");<text:line-break/>    }<text:line-break/>    <text:line-break/>    public static void done() {<text:line-break/>        System.out.println("done");<text:line-break/>    }<text:line-break/>    <text:line-break/>}</text:p>
      <text:p text:style-name="P5"/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monospace" svg:font-family="monospace"/>
    <style:font-face style:name="sans-serif" svg:font-family="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1:40:05.986930845</meta:creation-date>
    <dc:date>2017-10-11T12:55:15.388775114</dc:date>
    <meta:editing-duration>PT3H2M55S</meta:editing-duration>
    <meta:editing-cycles>12</meta:editing-cycles>
    <meta:generator>LibreOffice/5.3.6.1$Linux_X86_64 LibreOffice_project/30$Build-1</meta:generator>
    <meta:document-statistic meta:table-count="0" meta:image-count="0" meta:object-count="0" meta:page-count="3" meta:paragraph-count="12" meta:word-count="415" meta:character-count="4698" meta:non-whitespace-character-count="3229"/>
  </office:meta>
</office:document-meta>
</file>